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 Black" svg:font-family="'Arial Blac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2cm" draw:marker-end-width="0.322cm" draw:fill="none" draw:fill-color="#ffffff" fo:min-height="1.026cm" fo:padding-top="0.166cm" fo:padding-bottom="0.166cm" fo:padding-left="0.291cm" fo:padding-right="0.291cm" draw:shadow="hidden"/>
      <style:paragraph-properties style:writing-mode="lr-tb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fill-color="#ffffff" fo:min-height="1.02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fill="solid" draw:fill-color="#8d281e" draw:textarea-horizontal-align="justify" draw:textarea-vertical-align="middle" draw:auto-grow-height="false" fo:min-height="5.75cm" fo:min-width="0cm"/>
    </style:style>
    <style:style style:name="gr4" style:family="graphic" style:parent-style-name="objectwithoutfill">
      <style:graphic-properties svg:stroke-width="0.081cm" svg:stroke-color="#666666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128cm" fo:min-width="0.878cm"/>
    </style:style>
    <style:style style:name="gr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52cm" fo:min-width="1.27cm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23cm" fo:min-width="0.196cm"/>
    </style:style>
    <style:style style:name="gr9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0.768cm" fo:min-width="0.526cm"/>
    </style:style>
    <style:style style:name="gr10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2.15cm" fo:min-width="1.124cm"/>
    </style:style>
    <style:style style:name="gr11" style:family="graphic" style:parent-style-name="standard">
      <style:graphic-properties svg:stroke-color="#000000" draw:fill="solid" draw:fill-color="#e0c2cd" draw:textarea-horizontal-align="justify" draw:textarea-vertical-align="middle" draw:auto-grow-height="false" fo:min-height="2.45cm" fo:min-width="0cm"/>
    </style:style>
    <style:style style:name="gr12" style:family="graphic" style:parent-style-name="objectwithoutfill">
      <style:graphic-properties svg:stroke-width="0.081cm" svg:stroke-color="#666666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2.957cm"/>
      <style:paragraph-properties style:writing-mode="lr-tb"/>
    </style:style>
    <style:style style:name="gr14" style:family="graphic" style:parent-style-name="objectwithoutfill">
      <style:graphic-properties draw:stroke="solid" svg:stroke-width="0.081cm" svg:stroke-color="#0099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svg:stroke-width="0.081cm" svg:stroke-color="#78037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78037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1.4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opacity="100%" fo:min-height="1.47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8d281e"/>
      <style:paragraph-properties fo:text-align="center"/>
      <style:text-properties fo:color="#acb20c" loext:opacity="100%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0c2c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9933" loext:opacity="100%" style:font-name="Arial Black" fo:font-size="36pt" style:font-size-asian="36pt" style:font-size-complex="36pt"/>
    </style:style>
    <style:style style:name="P10" style:family="paragraph">
      <loext:graphic-properties draw:fill="none" draw:fill-color="#ffffff"/>
      <style:paragraph-properties style:writing-mode="lr-tb"/>
      <style:text-properties fo:color="#780373" loext:opacity="100%" style:font-name="Arial Black" fo:font-size="36pt" style:font-size-asian="36pt" style:font-size-complex="36pt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780373" loext:opacity="100%" style:font-name="Arial Black" fo:font-size="36pt" style:font-size-asian="36pt" style:font-size-complex="3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9933" loext:opacity="100%" style:font-name="Arial Black" fo:font-size="36pt" style:font-size-asian="36pt" style:font-size-complex="36pt"/>
    </style:style>
    <style:style style:name="T3" style:family="text">
      <style:text-properties fo:color="#780373" loext:opacity="100%" style:font-name="Arial Black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9cm" svg:height="1.358cm" svg:x="3.4cm" svg:y="-1.058cm">
          <draw:text-box>
            <text:p><text:span text:style-name="T1">Electronic board</text:span></text:p>
          </draw:text-box>
        </draw:frame>
        <draw:frame draw:style-name="gr2" draw:text-style-name="P1" draw:layer="layout" svg:width="2.7cm" svg:height="1.356cm" svg:x="20.5cm" svg:y="-1.056cm">
          <draw:text-box>
            <text:p><text:span text:style-name="T1">PMT</text:span></text:p>
          </draw:text-box>
        </draw:frame>
        <draw:frame draw:style-name="gr1" draw:text-style-name="P3" draw:layer="layout" svg:width="5.924cm" svg:height="1.358cm" svg:x="12.476cm" svg:y="-1.1cm">
          <draw:text-box>
            <text:p text:style-name="P2"><text:span text:style-name="T1">Patch Panel</text:span></text:p>
          </draw:text-box>
        </draw:frame>
        <draw:g>
          <draw:custom-shape draw:style-name="gr3" draw:text-style-name="P4" draw:layer="layout" svg:width="0.2cm" svg:height="6cm" svg:x="14.561cm" svg:y="16.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7.961cm" svg:y1="19.7cm" svg:x2="13.061cm" svg:y2="19.7cm">
            <text:p/>
          </draw:line>
          <draw:g>
            <draw:g>
              <draw:custom-shape draw:style-name="gr5" draw:text-style-name="P6" draw:layer="layout" svg:width="1.378cm" svg:height="1.378cm" draw:transform="rotate (-1.5707963267949) translate (7.141cm 19.19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7" draw:layer="layout" svg:width="1.928cm" svg:height="1.928cm" draw:transform="rotate (-1.5707963267949) translate (7.416cm 18.92cm)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7" draw:text-style-name="P7" draw:layer="layout" svg:x1="4.868cm" svg:y1="19.333cm" svg:x2="5.488cm" svg:y2="19.333cm">
                <text:p/>
              </draw:line>
              <draw:line draw:style-name="gr7" draw:text-style-name="P7" draw:layer="layout" svg:x1="4.868cm" svg:y1="19.677cm" svg:x2="5.488cm" svg:y2="19.677cm">
                <text:p/>
              </draw:line>
              <draw:line draw:style-name="gr7" draw:text-style-name="P7" draw:layer="layout" svg:x1="4.868cm" svg:y1="20.022cm" svg:x2="5.488cm" svg:y2="20.022cm">
                <text:p/>
              </draw:line>
              <draw:line draw:style-name="gr7" draw:text-style-name="P7" draw:layer="layout" svg:x1="4.868cm" svg:y1="20.366cm" svg:x2="5.488cm" svg:y2="20.366cm">
                <text:p/>
              </draw:line>
            </draw:g>
            <draw:g>
              <draw:line draw:style-name="gr7" draw:text-style-name="P7" draw:layer="layout" svg:x1="7.416cm" svg:y1="19.333cm" svg:x2="8.036cm" svg:y2="19.333cm">
                <text:p/>
              </draw:line>
              <draw:line draw:style-name="gr7" draw:text-style-name="P7" draw:layer="layout" svg:x1="7.416cm" svg:y1="19.677cm" svg:x2="8.036cm" svg:y2="19.677cm">
                <text:p/>
              </draw:line>
              <draw:line draw:style-name="gr7" draw:text-style-name="P7" draw:layer="layout" svg:x1="7.416cm" svg:y1="20.022cm" svg:x2="8.036cm" svg:y2="20.022cm">
                <text:p/>
              </draw:line>
              <draw:line draw:style-name="gr7" draw:text-style-name="P7" draw:layer="layout" svg:x1="7.416cm" svg:y1="20.366cm" svg:x2="8.036cm" svg:y2="20.366cm">
                <text:p/>
              </draw:line>
            </draw:g>
            <draw:g>
              <draw:line draw:style-name="gr7" draw:text-style-name="P7" draw:layer="layout" svg:x1="5.97cm" svg:y1="18.92cm" svg:x2="5.97cm" svg:y2="18.3cm">
                <text:p/>
              </draw:line>
              <draw:line draw:style-name="gr7" draw:text-style-name="P7" draw:layer="layout" svg:x1="6.314cm" svg:y1="18.92cm" svg:x2="6.314cm" svg:y2="18.3cm">
                <text:p/>
              </draw:line>
              <draw:line draw:style-name="gr7" draw:text-style-name="P7" draw:layer="layout" svg:x1="6.659cm" svg:y1="18.92cm" svg:x2="6.659cm" svg:y2="18.3cm">
                <text:p/>
              </draw:line>
              <draw:line draw:style-name="gr7" draw:text-style-name="P7" draw:layer="layout" svg:x1="7.003cm" svg:y1="18.92cm" svg:x2="7.003cm" svg:y2="18.3cm">
                <text:p/>
              </draw:line>
            </draw:g>
            <draw:g>
              <draw:line draw:style-name="gr7" draw:text-style-name="P7" draw:layer="layout" svg:x1="5.97cm" svg:y1="21.468cm" svg:x2="5.97cm" svg:y2="20.848cm">
                <text:p/>
              </draw:line>
              <draw:line draw:style-name="gr7" draw:text-style-name="P7" draw:layer="layout" svg:x1="6.314cm" svg:y1="21.468cm" svg:x2="6.314cm" svg:y2="20.848cm">
                <text:p/>
              </draw:line>
              <draw:line draw:style-name="gr7" draw:text-style-name="P7" draw:layer="layout" svg:x1="6.659cm" svg:y1="21.468cm" svg:x2="6.659cm" svg:y2="20.848cm">
                <text:p/>
              </draw:line>
              <draw:line draw:style-name="gr7" draw:text-style-name="P7" draw:layer="layout" svg:x1="7.003cm" svg:y1="21.468cm" svg:x2="7.003cm" svg:y2="20.848cm">
                <text:p/>
              </draw:line>
            </draw:g>
          </draw:g>
          <draw:line draw:style-name="gr4" draw:text-style-name="P5" draw:layer="layout" svg:x1="14.761cm" svg:y1="19.7cm" svg:x2="21.361cm" svg:y2="19.7cm">
            <text:p/>
          </draw:line>
          <draw:g>
            <draw:custom-shape draw:style-name="gr8" draw:text-style-name="P8" draw:layer="layout" svg:width="0.696cm" svg:height="0.48cm" svg:x="21.361cm" svg:y="19.4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1.45cm" svg:height="1.44cm" svg:x="21.825cm" svg:y="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624cm" svg:height="2.4cm" svg:x="22.579cm" svg:y="18.5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174cm" svg:height="2.7cm" svg:x="24.087cm" svg:y="18.4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2" draw:text-style-name="P5" draw:layer="layout" svg:width="0.999cm" svg:height="1.399cm" svg:x="13cm" svg:y="19.7cm" svg:viewBox="0 0 1000 1400" svg:d="M0 0c1000 0 1000 1400 1000 1400">
            <text:p/>
          </draw:path>
          <draw:frame draw:style-name="gr13" draw:text-style-name="P9" draw:layer="layout" svg:width="5.624cm" svg:height="3.207cm" svg:x="7.876cm" svg:y="16.449cm">
            <draw:text-box>
              <text:p><text:span text:style-name="T2">Primary pulse</text:span></text:p>
            </draw:text-box>
          </draw:frame>
          <draw:line draw:style-name="gr14" draw:text-style-name="P7" draw:layer="layout" svg:x1="8.248cm" svg:y1="20.202cm" svg:x2="10.7cm" svg:y2="20.2cm">
            <text:p/>
          </draw:line>
          <draw:g>
            <draw:line draw:style-name="gr15" draw:text-style-name="P7" draw:layer="layout" svg:x1="13.321cm" svg:y1="20.615cm" svg:x2="11cm" svg:y2="20.615cm">
              <text:p/>
            </draw:line>
            <draw:path draw:style-name="gr16" draw:text-style-name="P5" draw:layer="layout" svg:width="0.399cm" svg:height="0.484cm" svg:x="13.321cm" svg:y="20.615cm" svg:viewBox="0 0 400 485" svg:d="M0 0c400 0 400 485 400 485">
              <text:p/>
            </draw:path>
          </draw:g>
          <draw:frame draw:style-name="gr17" draw:text-style-name="P10" draw:layer="layout" svg:width="6.9cm" svg:height="1.729cm" svg:x="7.4cm" svg:y="20.895cm">
            <draw:text-box>
              <text:p><text:span text:style-name="T3">Reflection</text:span></text:p>
            </draw:text-box>
          </draw:frame>
        </draw:g>
        <draw:g>
          <draw:frame draw:style-name="gr17" draw:text-style-name="P10" draw:layer="layout" svg:width="6.9cm" svg:height="1.729cm" svg:x="14.9cm" svg:y="10.494cm">
            <draw:text-box>
              <text:p><text:span text:style-name="T3">Reflection</text:span></text:p>
            </draw:text-box>
          </draw:frame>
          <draw:line draw:style-name="gr4" draw:text-style-name="P5" draw:layer="layout" svg:x1="7.961cm" svg:y1="12.4cm" svg:x2="14.561cm" svg:y2="12.4cm">
            <text:p/>
          </draw:line>
          <draw:g>
            <draw:g>
              <draw:custom-shape draw:style-name="gr5" draw:text-style-name="P6" draw:layer="layout" svg:width="1.378cm" svg:height="1.378cm" draw:transform="rotate (-1.5707963267949) translate (7.141cm 11.89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7" draw:layer="layout" svg:width="1.928cm" svg:height="1.928cm" draw:transform="rotate (-1.5707963267949) translate (7.416cm 11.62cm)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7" draw:text-style-name="P7" draw:layer="layout" svg:x1="4.868cm" svg:y1="12.033cm" svg:x2="5.488cm" svg:y2="12.033cm">
                <text:p/>
              </draw:line>
              <draw:line draw:style-name="gr7" draw:text-style-name="P7" draw:layer="layout" svg:x1="4.868cm" svg:y1="12.377cm" svg:x2="5.488cm" svg:y2="12.377cm">
                <text:p/>
              </draw:line>
              <draw:line draw:style-name="gr7" draw:text-style-name="P7" draw:layer="layout" svg:x1="4.868cm" svg:y1="12.722cm" svg:x2="5.488cm" svg:y2="12.722cm">
                <text:p/>
              </draw:line>
              <draw:line draw:style-name="gr7" draw:text-style-name="P7" draw:layer="layout" svg:x1="4.868cm" svg:y1="13.066cm" svg:x2="5.488cm" svg:y2="13.066cm">
                <text:p/>
              </draw:line>
            </draw:g>
            <draw:g>
              <draw:line draw:style-name="gr7" draw:text-style-name="P7" draw:layer="layout" svg:x1="7.416cm" svg:y1="12.033cm" svg:x2="8.036cm" svg:y2="12.033cm">
                <text:p/>
              </draw:line>
              <draw:line draw:style-name="gr7" draw:text-style-name="P7" draw:layer="layout" svg:x1="7.416cm" svg:y1="12.377cm" svg:x2="8.036cm" svg:y2="12.377cm">
                <text:p/>
              </draw:line>
              <draw:line draw:style-name="gr7" draw:text-style-name="P7" draw:layer="layout" svg:x1="7.416cm" svg:y1="12.722cm" svg:x2="8.036cm" svg:y2="12.722cm">
                <text:p/>
              </draw:line>
              <draw:line draw:style-name="gr7" draw:text-style-name="P7" draw:layer="layout" svg:x1="7.416cm" svg:y1="13.066cm" svg:x2="8.036cm" svg:y2="13.066cm">
                <text:p/>
              </draw:line>
            </draw:g>
            <draw:g>
              <draw:line draw:style-name="gr7" draw:text-style-name="P7" draw:layer="layout" svg:x1="5.97cm" svg:y1="11.62cm" svg:x2="5.97cm" svg:y2="11cm">
                <text:p/>
              </draw:line>
              <draw:line draw:style-name="gr7" draw:text-style-name="P7" draw:layer="layout" svg:x1="6.314cm" svg:y1="11.62cm" svg:x2="6.314cm" svg:y2="11cm">
                <text:p/>
              </draw:line>
              <draw:line draw:style-name="gr7" draw:text-style-name="P7" draw:layer="layout" svg:x1="6.659cm" svg:y1="11.62cm" svg:x2="6.659cm" svg:y2="11cm">
                <text:p/>
              </draw:line>
              <draw:line draw:style-name="gr7" draw:text-style-name="P7" draw:layer="layout" svg:x1="7.003cm" svg:y1="11.62cm" svg:x2="7.003cm" svg:y2="11cm">
                <text:p/>
              </draw:line>
            </draw:g>
            <draw:g>
              <draw:line draw:style-name="gr7" draw:text-style-name="P7" draw:layer="layout" svg:x1="5.97cm" svg:y1="14.168cm" svg:x2="5.97cm" svg:y2="13.548cm">
                <text:p/>
              </draw:line>
              <draw:line draw:style-name="gr7" draw:text-style-name="P7" draw:layer="layout" svg:x1="6.314cm" svg:y1="14.168cm" svg:x2="6.314cm" svg:y2="13.548cm">
                <text:p/>
              </draw:line>
              <draw:line draw:style-name="gr7" draw:text-style-name="P7" draw:layer="layout" svg:x1="6.659cm" svg:y1="14.168cm" svg:x2="6.659cm" svg:y2="13.548cm">
                <text:p/>
              </draw:line>
              <draw:line draw:style-name="gr7" draw:text-style-name="P7" draw:layer="layout" svg:x1="7.003cm" svg:y1="14.168cm" svg:x2="7.003cm" svg:y2="13.548cm">
                <text:p/>
              </draw:line>
            </draw:g>
          </draw:g>
          <draw:line draw:style-name="gr4" draw:text-style-name="P5" draw:layer="layout" svg:x1="14.761cm" svg:y1="12.4cm" svg:x2="19.661cm" svg:y2="12.4cm">
            <text:p/>
          </draw:line>
          <draw:g>
            <draw:custom-shape draw:style-name="gr8" draw:text-style-name="P8" draw:layer="layout" svg:width="0.696cm" svg:height="0.48cm" svg:x="21.361cm" svg:y="12.1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1.45cm" svg:height="1.44cm" svg:x="21.825cm" svg:y="11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624cm" svg:height="2.4cm" svg:x="22.579cm" svg:y="11.2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174cm" svg:height="2.7cm" svg:x="24.087cm" svg:y="11.1cm">
              <text:p/>
              <draw:enhanced-geometry svg:viewBox="0 0 21600 21600" draw:type="rectangle" draw:enhanced-path="M 0 0 L 21600 0 21600 21600 0 21600 0 0 Z N"/>
            </draw:custom-shape>
          </draw:g>
          <draw:path draw:style-name="gr12" draw:text-style-name="P5" draw:layer="layout" svg:width="0.999cm" svg:height="1.399cm" svg:x="19.6cm" svg:y="12.4cm" svg:viewBox="0 0 1000 1400" svg:d="M0 0c1000 0 1000 1400 1000 1400">
            <text:p/>
          </draw:path>
          <draw:frame draw:style-name="gr13" draw:text-style-name="P9" draw:layer="layout" svg:width="5.624cm" svg:height="3.207cm" svg:x="7.876cm" svg:y="9.143cm">
            <draw:text-box>
              <text:p><text:span text:style-name="T2">Primary pulse</text:span></text:p>
            </draw:text-box>
          </draw:frame>
          <draw:line draw:style-name="gr14" draw:text-style-name="P7" draw:layer="layout" svg:x1="8.248cm" svg:y1="12.896cm" svg:x2="11.898cm" svg:y2="12.896cm">
            <text:p/>
          </draw:line>
          <draw:g>
            <draw:line draw:style-name="gr15" draw:text-style-name="P7" draw:layer="layout" svg:x1="19.6cm" svg:y1="12.9cm" svg:x2="16.7cm" svg:y2="12.9cm">
              <text:p/>
            </draw:line>
            <draw:path draw:style-name="gr16" draw:text-style-name="P5" draw:layer="layout" svg:width="0.499cm" svg:height="0.899cm" svg:x="19.6cm" svg:y="12.9cm" svg:viewBox="0 0 500 900" svg:d="M0 0c500 0 500 900 500 900">
              <text:p/>
            </draw:path>
          </draw:g>
          <draw:custom-shape draw:style-name="gr3" draw:text-style-name="P4" draw:layer="layout" svg:width="0.2cm" svg:height="6cm" svg:x="14.561cm" svg:y="9.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3" draw:text-style-name="P9" draw:layer="layout" svg:width="5.624cm" svg:height="3.207cm" svg:x="7.876cm" svg:y="1.537cm">
            <draw:text-box>
              <text:p><text:span text:style-name="T2">Primary pulse</text:span></text:p>
            </draw:text-box>
          </draw:frame>
          <draw:frame draw:style-name="gr18" draw:text-style-name="P11" draw:layer="layout" svg:width="6.9cm" svg:height="1.729cm" svg:x="14.9cm" svg:y="2.894cm">
            <draw:text-box>
              <text:p><text:span text:style-name="T3">Reflection</text:span></text:p>
            </draw:text-box>
          </draw:frame>
          <draw:line draw:style-name="gr14" draw:text-style-name="P7" draw:layer="layout" svg:x1="8.248cm" svg:y1="5.29cm" svg:x2="11.898cm" svg:y2="5.29cm">
            <text:p/>
          </draw:line>
          <draw:line draw:style-name="gr15" draw:text-style-name="P7" draw:layer="layout" svg:x1="21.125cm" svg:y1="5.292cm" svg:x2="17.475cm" svg:y2="5.292cm">
            <text:p/>
          </draw:line>
          <draw:line draw:style-name="gr4" draw:text-style-name="P5" draw:layer="layout" svg:x1="8cm" svg:y1="4.8cm" svg:x2="14.6cm" svg:y2="4.8cm">
            <text:p/>
          </draw:line>
          <draw:g>
            <draw:g>
              <draw:custom-shape draw:style-name="gr5" draw:text-style-name="P6" draw:layer="layout" svg:width="1.378cm" svg:height="1.378cm" draw:transform="rotate (-1.5707963267949) translate (7.18cm 4.29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7" draw:layer="layout" svg:width="1.928cm" svg:height="1.928cm" draw:transform="rotate (-1.5707963267949) translate (7.455cm 4.02cm)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line draw:style-name="gr7" draw:text-style-name="P7" draw:layer="layout" svg:x1="4.907cm" svg:y1="4.433cm" svg:x2="5.527cm" svg:y2="4.433cm">
                <text:p/>
              </draw:line>
              <draw:line draw:style-name="gr7" draw:text-style-name="P7" draw:layer="layout" svg:x1="4.907cm" svg:y1="4.777cm" svg:x2="5.527cm" svg:y2="4.777cm">
                <text:p/>
              </draw:line>
              <draw:line draw:style-name="gr7" draw:text-style-name="P7" draw:layer="layout" svg:x1="4.907cm" svg:y1="5.122cm" svg:x2="5.527cm" svg:y2="5.122cm">
                <text:p/>
              </draw:line>
              <draw:line draw:style-name="gr7" draw:text-style-name="P7" draw:layer="layout" svg:x1="4.907cm" svg:y1="5.466cm" svg:x2="5.527cm" svg:y2="5.466cm">
                <text:p/>
              </draw:line>
            </draw:g>
            <draw:g>
              <draw:line draw:style-name="gr7" draw:text-style-name="P7" draw:layer="layout" svg:x1="7.455cm" svg:y1="4.433cm" svg:x2="8.075cm" svg:y2="4.433cm">
                <text:p/>
              </draw:line>
              <draw:line draw:style-name="gr7" draw:text-style-name="P7" draw:layer="layout" svg:x1="7.455cm" svg:y1="4.777cm" svg:x2="8.075cm" svg:y2="4.777cm">
                <text:p/>
              </draw:line>
              <draw:line draw:style-name="gr7" draw:text-style-name="P7" draw:layer="layout" svg:x1="7.455cm" svg:y1="5.122cm" svg:x2="8.075cm" svg:y2="5.122cm">
                <text:p/>
              </draw:line>
              <draw:line draw:style-name="gr7" draw:text-style-name="P7" draw:layer="layout" svg:x1="7.455cm" svg:y1="5.466cm" svg:x2="8.075cm" svg:y2="5.466cm">
                <text:p/>
              </draw:line>
            </draw:g>
            <draw:g>
              <draw:line draw:style-name="gr7" draw:text-style-name="P7" draw:layer="layout" svg:x1="6.009cm" svg:y1="4.02cm" svg:x2="6.009cm" svg:y2="3.4cm">
                <text:p/>
              </draw:line>
              <draw:line draw:style-name="gr7" draw:text-style-name="P7" draw:layer="layout" svg:x1="6.353cm" svg:y1="4.02cm" svg:x2="6.353cm" svg:y2="3.4cm">
                <text:p/>
              </draw:line>
              <draw:line draw:style-name="gr7" draw:text-style-name="P7" draw:layer="layout" svg:x1="6.698cm" svg:y1="4.02cm" svg:x2="6.698cm" svg:y2="3.4cm">
                <text:p/>
              </draw:line>
              <draw:line draw:style-name="gr7" draw:text-style-name="P7" draw:layer="layout" svg:x1="7.042cm" svg:y1="4.02cm" svg:x2="7.042cm" svg:y2="3.4cm">
                <text:p/>
              </draw:line>
            </draw:g>
            <draw:g>
              <draw:line draw:style-name="gr7" draw:text-style-name="P7" draw:layer="layout" svg:x1="6.009cm" svg:y1="6.568cm" svg:x2="6.009cm" svg:y2="5.948cm">
                <text:p/>
              </draw:line>
              <draw:line draw:style-name="gr7" draw:text-style-name="P7" draw:layer="layout" svg:x1="6.353cm" svg:y1="6.568cm" svg:x2="6.353cm" svg:y2="5.948cm">
                <text:p/>
              </draw:line>
              <draw:line draw:style-name="gr7" draw:text-style-name="P7" draw:layer="layout" svg:x1="6.698cm" svg:y1="6.568cm" svg:x2="6.698cm" svg:y2="5.948cm">
                <text:p/>
              </draw:line>
              <draw:line draw:style-name="gr7" draw:text-style-name="P7" draw:layer="layout" svg:x1="7.042cm" svg:y1="6.568cm" svg:x2="7.042cm" svg:y2="5.948cm">
                <text:p/>
              </draw:line>
            </draw:g>
          </draw:g>
          <draw:line draw:style-name="gr4" draw:text-style-name="P5" draw:layer="layout" svg:x1="14.7cm" svg:y1="4.8cm" svg:x2="21.4cm" svg:y2="4.8cm">
            <text:p/>
          </draw:line>
          <draw:g>
            <draw:custom-shape draw:style-name="gr8" draw:text-style-name="P8" draw:layer="layout" svg:width="0.696cm" svg:height="0.48cm" svg:x="21.4cm" svg:y="4.58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8" draw:layer="layout" svg:width="1.45cm" svg:height="1.44cm" svg:x="21.864cm" svg:y="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624cm" svg:height="2.4cm" svg:x="22.618cm" svg:y="3.6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174cm" svg:height="2.7cm" svg:x="24.126cm" svg:y="3.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4" draw:layer="layout" svg:width="0.2cm" svg:height="6cm" svg:x="14.561cm" svg:y="1.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Black" svg:font-family="'Arial Black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2-27T13:59:16.221878603</meta:creation-date>
    <dc:date>2020-03-04T11:34:44.413846716</dc:date>
    <meta:editing-duration>PT36M42S</meta:editing-duration>
    <meta:editing-cycles>5</meta:editing-cycles>
    <meta:generator>LibreOffice/7.0.3.1$Linux_X86_64 LibreOffice_project/00$Build-1</meta:generator>
    <meta:document-statistic meta:object-count="120"/>
  </office:meta>
</office:document-meta>
</file>